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Nachlieli CLM1" svg:font-family="'Nachlieli CLM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34ab" officeooo:paragraph-rsid="000c34ab"/>
    </style:style>
    <style:style style:name="P2" style:family="paragraph" style:parent-style-name="Standard">
      <style:text-properties fo:color="#a9b7c6" style:font-name="DejaVu Sans Mono" fo:font-size="11.3000001907349pt" officeooo:rsid="000c34ab" officeooo:paragraph-rsid="000c34ab"/>
    </style:style>
    <style:style style:name="P3" style:family="paragraph" style:parent-style-name="Preformatted_20_Text">
      <style:paragraph-properties fo:margin-top="0in" fo:margin-bottom="0.1965in" loext:contextual-spacing="false"/>
      <style:text-properties fo:color="#a9b7c6" style:font-name="DejaVu Sans Mono" fo:font-size="11.3000001907349pt"/>
    </style:style>
    <style:style style:name="P4" style:family="paragraph" style:parent-style-name="Preformatted_20_Text">
      <style:text-properties fo:color="#a9b7c6" style:font-name="DejaVu Sans Mono" fo:font-size="11.3000001907349pt"/>
    </style:style>
    <style:style style:name="T1" style:family="text">
      <style:text-properties fo:color="#6897bb"/>
    </style:style>
    <style:style style:name="T2" style:family="text">
      <style:text-properties fo:color="#8080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asy (reached a valid solution!):</text:p>
      <text:p text:style-name="P1">1 3 0 0 0 8 0 5 2</text:p>
      <text:p text:style-name="P1">2 8 0 0 5 9 0 0 6</text:p>
      <text:p text:style-name="P1">0 0 0 0 1 0 8 0 0</text:p>
      <text:p text:style-name="P1">0 9 0 0 0 1 5 2 0</text:p>
      <text:p text:style-name="P1">0 0 3 2 0 4 9 0 0</text:p>
      <text:p text:style-name="P1">0 4 2 5 0 0 0 7 0</text:p>
      <text:p text:style-name="P1">0 0 1 0 8 0 0 0 0</text:p>
      <text:p text:style-name="P1">9 0 0 6 2 0 0 4 7</text:p>
      <text:p text:style-name="P1">3 2 0 1 0 0 0 8 9</text:p>
      <text:p text:style-name="P2"/>
      <text:p text:style-name="P4">NUM_SOL = <text:span text:style-name="T1">100</text:span></text:p>
      <text:p text:style-name="P4">NUM_REPLICATIONS = <text:span text:style-name="T1">0.1 </text:span>* NUM_SOL <text:s/><text:span text:style-name="T2"># number of replications</text:span></text:p>
      <text:p text:style-name="P4">NUM_ELITISM = <text:span text:style-name="T1">0.01 </text:span>* NUM_SOL <text:s/><text:span text:style-name="T2"># number of best solutions to take</text:span></text:p>
      <text:p text:style-name="P4">MUTATION_RATE = <text:span text:style-name="T1">0.2</text:span></text:p>
      <text:p text:style-name="P4">MAX_STAGNATION = <text:span text:style-name="T1">1000 <text:s/></text:span><text:span text:style-name="T2"># max number of generations with the same max solution</text:span></text:p>
      <text:p text:style-name="P3">FITTEST_VS_WEAKEST = <text:span text:style-name="T1">0.85</text:span></text:p>
      <text:p text:style-name="P1">/home/idan/Desktop/anaconda/Anaconda2/envs/env3.6/bin/python3.6 /home/idan/Desktop/studies/computational_biology/ex2/sudoku_solver.py</text:p>
      <text:p text:style-name="P1">1 3 0 0 0 8 0 5 2</text:p>
      <text:p text:style-name="P1">2 8 0 0 5 9 0 0 6</text:p>
      <text:p text:style-name="P1">0 0 0 0 1 0 8 0 0</text:p>
      <text:p text:style-name="P1">0 9 0 0 0 1 5 2 0</text:p>
      <text:p text:style-name="P1">0 0 3 2 0 4 9 0 0</text:p>
      <text:p text:style-name="P1">0 4 2 5 0 0 0 7 0</text:p>
      <text:p text:style-name="P1">0 0 1 0 8 0 0 0 0</text:p>
      <text:p text:style-name="P1">9 0 0 6 2 0 0 4 7</text:p>
      <text:p text:style-name="P1">3 2 0 1 0 0 0 8 9</text:p>
      <text:p text:style-name="P1"/>
      <text:p text:style-name="P1">19-04-15 18:03:32<text:tab/>breed: 0<text:tab/>generation: 0<text:tab/><text:tab/>mean fitness: 9.23<text:tab/>min fitness: 9.0<text:tab/>max fitness: 11.0</text:p>
      <text:p text:style-name="P1">19-04-15 18:03:42<text:tab/>breed: 0<text:tab/>generation: 100<text:tab/><text:tab/>mean fitness: 20.29<text:tab/>min fitness: 15.0<text:tab/>max fitness: 23.0</text:p>
      <text:p text:style-name="P1">19-04-15 18:03:52<text:tab/>breed: 0<text:tab/>generation: 200<text:tab/><text:tab/>mean fitness: 22.33<text:tab/>min fitness: 17.0<text:tab/>max fitness: 23.0</text:p>
      <text:p text:style-name="P1">19-04-15 18:04:02<text:tab/>breed: 0<text:tab/>generation: 300<text:tab/><text:tab/>mean fitness: 21.84<text:tab/>min fitness: 16.0<text:tab/>max fitness: 23.0</text:p>
      <text:p text:style-name="P1">19-04-15 18:04:11<text:tab/>breed: 0<text:tab/>generation: 400<text:tab/><text:tab/>mean fitness: 22.43<text:tab/>min fitness: 17.0<text:tab/>max fitness: 23.0</text:p>
      <text:p text:style-name="P1">19-04-15 18:04:21<text:tab/>breed: 0<text:tab/>generation: 500<text:tab/><text:tab/>mean fitness: 21.94<text:tab/>min fitness: 17.0<text:tab/>max fitness: 23.0</text:p>
      <text:p text:style-name="P1">19-04-15 18:04:31<text:tab/>breed: 0<text:tab/>generation: 600<text:tab/><text:tab/>mean fitness: 22.12<text:tab/>min fitness: 18.0<text:tab/>max fitness: 23.0</text:p>
      <text:p text:style-name="P1">19-04-15 18:04:41<text:tab/>breed: 0<text:tab/>generation: 700<text:tab/><text:tab/>mean fitness: 22.03<text:tab/>min fitness: 17.0<text:tab/>max fitness: 23.0</text:p>
      <text:p text:style-name="P1">19-04-15 18:04:51<text:tab/>breed: 0<text:tab/>generation: 800<text:tab/><text:tab/>mean fitness: 21.58<text:tab/>min fitness: 15.0<text:tab/>max fitness: 23.0</text:p>
      <text:p text:style-name="P1"><text:soft-page-break/>19-04-15 18:05:01<text:tab/>breed: 0<text:tab/>generation: 900<text:tab/><text:tab/>mean fitness: 22.17<text:tab/>min fitness: 19.0<text:tab/>max fitness: 23.0</text:p>
      <text:p text:style-name="P1">19-04-15 18:05:10<text:tab/>breed: 0<text:tab/>generation: 1000<text:tab/><text:tab/>mean fitness: 22.17<text:tab/>min fitness: 18.0<text:tab/>max fitness: 23.0</text:p>
      <text:p text:style-name="P1">19-04-15 18:05:20<text:tab/>breed: 1<text:tab/>generation: 1100<text:tab/><text:tab/>mean fitness: 9.12<text:tab/>min fitness: 9.0<text:tab/>max fitness: 11.0</text:p>
      <text:p text:style-name="P1">19-04-15 18:05:30<text:tab/>breed: 1<text:tab/>generation: 1200<text:tab/><text:tab/>mean fitness: 16.66<text:tab/>min fitness: 12.0<text:tab/>max fitness: 18.0</text:p>
      <text:p text:style-name="P1">19-04-15 18:05:40<text:tab/>breed: 1<text:tab/>generation: 1300<text:tab/><text:tab/>mean fitness: 18.27<text:tab/>min fitness: 14.0<text:tab/>max fitness: 19.0</text:p>
      <text:p text:style-name="P1">19-04-15 18:05:50<text:tab/>breed: 1<text:tab/>generation: 1400<text:tab/><text:tab/>mean fitness: 18.16<text:tab/>min fitness: 14.0<text:tab/>max fitness: 19.0</text:p>
      <text:p text:style-name="P1">19-04-15 18:05:59<text:tab/>breed: 1<text:tab/>generation: 1500<text:tab/><text:tab/>mean fitness: 18.12<text:tab/>min fitness: 14.0<text:tab/>max fitness: 19.0</text:p>
      <text:p text:style-name="P1">19-04-15 18:06:09<text:tab/>breed: 1<text:tab/>generation: 1600<text:tab/><text:tab/>mean fitness: 22.25<text:tab/>min fitness: 16.0<text:tab/>max fitness: 23.0</text:p>
      <text:p text:style-name="P1">19-04-15 18:06:19<text:tab/>breed: 1<text:tab/>generation: 1700<text:tab/><text:tab/>mean fitness: 23.67<text:tab/>min fitness: 15.0<text:tab/>max fitness: 25.0</text:p>
      <text:p text:style-name="P1">19-04-15 18:06:29<text:tab/>breed: 1<text:tab/>generation: 1800<text:tab/><text:tab/>mean fitness: 24.1<text:tab/>min fitness: 19.0<text:tab/>max fitness: 25.0</text:p>
      <text:p text:style-name="P1">19-04-15 18:06:39<text:tab/>breed: 1<text:tab/>generation: 1900<text:tab/><text:tab/>mean fitness: 23.99<text:tab/>min fitness: 18.0<text:tab/>max fitness: 25.0</text:p>
      <text:p text:style-name="P1">19-04-15 18:06:49<text:tab/>breed: 1<text:tab/>generation: 2000<text:tab/><text:tab/>mean fitness: 23.71<text:tab/>min fitness: 17.0<text:tab/>max fitness: 25.0</text:p>
      <text:p text:style-name="P1">19-04-15 18:06:58<text:tab/>breed: 1<text:tab/>generation: 2100<text:tab/><text:tab/>mean fitness: 23.53<text:tab/>min fitness: 16.0<text:tab/>max fitness: 25.0</text:p>
      <text:p text:style-name="P1">19-04-15 18:07:08<text:tab/>breed: 1<text:tab/>generation: 2200<text:tab/><text:tab/>mean fitness: 23.87<text:tab/>min fitness: 18.0<text:tab/>max fitness: 25.0</text:p>
      <text:p text:style-name="P1">19-04-15 18:07:18<text:tab/>breed: 1<text:tab/>generation: 2300<text:tab/><text:tab/>mean fitness: 23.82<text:tab/>min fitness: 19.0<text:tab/>max fitness: 25.0</text:p>
      <text:p text:style-name="P1">19-04-15 18:07:28<text:tab/>breed: 1<text:tab/>generation: 2400<text:tab/><text:tab/>mean fitness: 23.81<text:tab/>min fitness: 18.0<text:tab/>max fitness: 25.0</text:p>
      <text:p text:style-name="P1">19-04-15 18:07:38<text:tab/>breed: 1<text:tab/>generation: 2500<text:tab/><text:tab/>mean fitness: 23.69<text:tab/>min fitness: 18.0<text:tab/>max fitness: 25.0</text:p>
      <text:p text:style-name="P1">19-04-15 18:07:48<text:tab/>breed: 1<text:tab/>generation: 2600<text:tab/><text:tab/>mean fitness: 23.57<text:tab/>min fitness: 18.0<text:tab/>max fitness: 25.0</text:p>
      <text:p text:style-name="P1">19-04-15 18:07:57<text:tab/>breed: 2<text:tab/>generation: 2700<text:tab/><text:tab/>mean fitness: 13.07<text:tab/>min fitness: 11.0<text:tab/>max fitness: 15.0</text:p>
      <text:p text:style-name="P1">19-04-15 18:08:07<text:tab/>breed: 2<text:tab/>generation: 2800<text:tab/><text:tab/>mean fitness: 15.55<text:tab/>min fitness: 13.0<text:tab/>max fitness: 17.0</text:p>
      <text:p text:style-name="P1">19-04-15 18:08:17<text:tab/>breed: 2<text:tab/>generation: 2900<text:tab/><text:tab/>mean fitness: 19.22<text:tab/>min fitness: 16.0<text:tab/>max fitness: 20.0</text:p>
      <text:p text:style-name="P1">19-04-15 18:08:27<text:tab/>breed: 2<text:tab/>generation: 3000<text:tab/><text:tab/>mean fitness: 20.44<text:tab/>min fitness: 15.0<text:tab/>max fitness: 21.0</text:p>
      <text:p text:style-name="P1">19-04-15 18:08:36<text:tab/>breed: 2<text:tab/>generation: 3100<text:tab/><text:tab/>mean fitness: 20.41<text:tab/>min fitness: 14.0<text:tab/>max fitness: 21.0</text:p>
      <text:p text:style-name="P1">19-04-15 18:08:46<text:tab/>breed: 2<text:tab/>generation: 3200<text:tab/><text:tab/>mean fitness: 20.08<text:tab/>min fitness: 15.0<text:tab/>max fitness: 21.0</text:p>
      <text:p text:style-name="P1"><text:soft-page-break/>19-04-15 18:08:56<text:tab/>breed: 2<text:tab/>generation: 3300<text:tab/><text:tab/>mean fitness: 20.46<text:tab/>min fitness: 15.0<text:tab/>max fitness: 21.0</text:p>
      <text:p text:style-name="P1">19-04-15 18:09:05<text:tab/>breed: 2<text:tab/>generation: 3400<text:tab/><text:tab/>mean fitness: 19.97<text:tab/>min fitness: 13.0<text:tab/>max fitness: 21.0</text:p>
      <text:p text:style-name="P1">19-04-15 18:09:15<text:tab/>breed: 2<text:tab/>generation: 3500<text:tab/><text:tab/>mean fitness: 20.28<text:tab/>min fitness: 16.0<text:tab/>max fitness: 21.0</text:p>
      <text:p text:style-name="P1">19-04-15 18:09:25<text:tab/>breed: 2<text:tab/>generation: 3600<text:tab/><text:tab/>mean fitness: 20.24<text:tab/>min fitness: 16.0<text:tab/>max fitness: 21.0</text:p>
      <text:p text:style-name="P1">19-04-15 18:09:35<text:tab/>breed: 2<text:tab/>generation: 3700<text:tab/><text:tab/>mean fitness: 20.1<text:tab/>min fitness: 16.0<text:tab/>max fitness: 21.0</text:p>
      <text:p text:style-name="P1">19-04-15 18:09:44<text:tab/>breed: 2<text:tab/>generation: 3800<text:tab/><text:tab/>mean fitness: 20.28<text:tab/>min fitness: 15.0<text:tab/>max fitness: 21.0</text:p>
      <text:p text:style-name="P1">19-04-15 18:09:54<text:tab/>breed: 2<text:tab/>generation: 3900<text:tab/><text:tab/>mean fitness: 20.06<text:tab/>min fitness: 14.0<text:tab/>max fitness: 21.0</text:p>
      <text:p text:style-name="P1">19-04-15 18:10:04<text:tab/>breed: 3<text:tab/>generation: 4000<text:tab/><text:tab/>mean fitness: 15.56<text:tab/>min fitness: 14.0<text:tab/>max fitness: 16.0</text:p>
      <text:p text:style-name="P1">19-04-15 18:10:13<text:tab/>breed: 3<text:tab/>generation: 4100<text:tab/><text:tab/>mean fitness: 17.19<text:tab/>min fitness: 13.0<text:tab/>max fitness: 18.0</text:p>
      <text:p text:style-name="P1">19-04-15 18:10:23<text:tab/>breed: 3<text:tab/>generation: 4200<text:tab/><text:tab/>mean fitness: 17.47<text:tab/>min fitness: 14.0<text:tab/>max fitness: 18.0</text:p>
      <text:p text:style-name="P1">19-04-15 18:10:32<text:tab/>breed: 3<text:tab/>generation: 4300<text:tab/><text:tab/>mean fitness: 17.04<text:tab/>min fitness: 12.0<text:tab/>max fitness: 18.0</text:p>
      <text:p text:style-name="P1">19-04-15 18:10:42<text:tab/>breed: 3<text:tab/>generation: 4400<text:tab/><text:tab/>mean fitness: 17.42<text:tab/>min fitness: 14.0<text:tab/>max fitness: 18.0</text:p>
      <text:p text:style-name="P1">19-04-15 18:10:52<text:tab/>breed: 3<text:tab/>generation: 4500<text:tab/><text:tab/>mean fitness: 17.54<text:tab/>min fitness: 14.0<text:tab/>max fitness: 18.0</text:p>
      <text:p text:style-name="P1">19-04-15 18:11:01<text:tab/>breed: 3<text:tab/>generation: 4600<text:tab/><text:tab/>mean fitness: 17.38<text:tab/>min fitness: 14.0<text:tab/>max fitness: 18.0</text:p>
      <text:p text:style-name="P1">19-04-15 18:11:11<text:tab/>breed: 3<text:tab/>generation: 4700<text:tab/><text:tab/>mean fitness: 17.4<text:tab/>min fitness: 16.0<text:tab/>max fitness: 18.0</text:p>
      <text:p text:style-name="P1">19-04-15 18:11:21<text:tab/>breed: 3<text:tab/>generation: 4800<text:tab/><text:tab/>mean fitness: 17.5<text:tab/>min fitness: 14.0<text:tab/>max fitness: 18.0</text:p>
      <text:p text:style-name="P1">19-04-15 18:11:30<text:tab/>breed: 3<text:tab/>generation: 4900<text:tab/><text:tab/>mean fitness: 17.36<text:tab/>min fitness: 12.0<text:tab/>max fitness: 18.0</text:p>
      <text:p text:style-name="P1">19-04-15 18:11:40<text:tab/>breed: 3<text:tab/>generation: 5000<text:tab/><text:tab/>mean fitness: 17.35<text:tab/>min fitness: 13.0<text:tab/>max fitness: 18.0</text:p>
      <text:p text:style-name="P1">19-04-15 18:11:50<text:tab/>breed: 4<text:tab/>generation: 5100<text:tab/><text:tab/>mean fitness: 17.4<text:tab/>min fitness: 14.0<text:tab/>max fitness: 19.0</text:p>
      <text:p text:style-name="P1">19-04-15 18:11:59<text:tab/>breed: 4<text:tab/>generation: 5200<text:tab/><text:tab/>mean fitness: 18.13<text:tab/>min fitness: 13.0<text:tab/>max fitness: 19.0</text:p>
      <text:p text:style-name="P1">19-04-15 18:12:09<text:tab/>breed: 4<text:tab/>generation: 5300<text:tab/><text:tab/>mean fitness: 20.27<text:tab/>min fitness: 16.0<text:tab/>max fitness: 21.0</text:p>
      <text:p text:style-name="P1">19-04-15 18:12:19<text:tab/>breed: 4<text:tab/>generation: 5400<text:tab/><text:tab/>mean fitness: 19.91<text:tab/>min fitness: 15.0<text:tab/>max fitness: 21.0</text:p>
      <text:p text:style-name="P1">19-04-15 18:12:28<text:tab/>breed: 4<text:tab/>generation: 5500<text:tab/><text:tab/>mean fitness: 19.94<text:tab/>min fitness: 14.0<text:tab/>max fitness: 21.0</text:p>
      <text:p text:style-name="P1">19-04-15 18:12:38<text:tab/>breed: 4<text:tab/>generation: 5600<text:tab/><text:tab/>mean fitness: 20.2<text:tab/>min fitness: 16.0<text:tab/>max fitness: 21.0</text:p>
      <text:p text:style-name="P1"><text:soft-page-break/>19-04-15 18:12:48<text:tab/>breed: 4<text:tab/>generation: 5700<text:tab/><text:tab/>mean fitness: 19.96<text:tab/>min fitness: 13.0<text:tab/>max fitness: 21.0</text:p>
      <text:p text:style-name="P1">19-04-15 18:12:58<text:tab/>breed: 4<text:tab/>generation: 5800<text:tab/><text:tab/>mean fitness: 19.91<text:tab/>min fitness: 15.0<text:tab/>max fitness: 21.0</text:p>
      <text:p text:style-name="P1">19-04-15 18:13:07<text:tab/>breed: 4<text:tab/>generation: 5900<text:tab/><text:tab/>mean fitness: 20.29<text:tab/>min fitness: 16.0<text:tab/>max fitness: 21.0</text:p>
      <text:p text:style-name="P1">19-04-15 18:13:17<text:tab/>breed: 4<text:tab/>generation: 6000<text:tab/><text:tab/>mean fitness: 20.17<text:tab/>min fitness: 16.0<text:tab/>max fitness: 21.0</text:p>
      <text:p text:style-name="P1">19-04-15 18:13:27<text:tab/>breed: 4<text:tab/>generation: 6100<text:tab/><text:tab/>mean fitness: 20.15<text:tab/>min fitness: 17.0<text:tab/>max fitness: 21.0</text:p>
      <text:p text:style-name="P1">19-04-15 18:13:36<text:tab/>breed: 4<text:tab/>generation: 6200<text:tab/><text:tab/>mean fitness: 20.08<text:tab/>min fitness: 15.0<text:tab/>max fitness: 21.0</text:p>
      <text:p text:style-name="P1">19-04-15 18:13:46<text:tab/>breed: 5<text:tab/>generation: 6300<text:tab/><text:tab/>mean fitness: 17.61<text:tab/>min fitness: 13.0<text:tab/>max fitness: 19.0</text:p>
      <text:p text:style-name="P1">19-04-15 18:13:56<text:tab/>breed: 5<text:tab/>generation: 6400<text:tab/><text:tab/>mean fitness: 18.08<text:tab/>min fitness: 14.0<text:tab/>max fitness: 19.0</text:p>
      <text:p text:style-name="P1">19-04-15 18:14:06<text:tab/>breed: 5<text:tab/>generation: 6500<text:tab/><text:tab/>mean fitness: 18.47<text:tab/>min fitness: 15.0<text:tab/>max fitness: 19.0</text:p>
      <text:p text:style-name="P1">19-04-15 18:14:15<text:tab/>breed: 5<text:tab/>generation: 6600<text:tab/><text:tab/>mean fitness: 18.34<text:tab/>min fitness: 14.0<text:tab/>max fitness: 19.0</text:p>
      <text:p text:style-name="P1">19-04-15 18:14:25<text:tab/>breed: 5<text:tab/>generation: 6700<text:tab/><text:tab/>mean fitness: 18.13<text:tab/>min fitness: 13.0<text:tab/>max fitness: 19.0</text:p>
      <text:p text:style-name="P1">19-04-15 18:14:35<text:tab/>breed: 5<text:tab/>generation: 6800<text:tab/><text:tab/>mean fitness: 18.4<text:tab/>min fitness: 16.0<text:tab/>max fitness: 19.0</text:p>
      <text:p text:style-name="P1">19-04-15 18:14:45<text:tab/>breed: 5<text:tab/>generation: 6900<text:tab/><text:tab/>mean fitness: 18.34<text:tab/>min fitness: 14.0<text:tab/>max fitness: 19.0</text:p>
      <text:p text:style-name="P1">19-04-15 18:14:54<text:tab/>breed: 5<text:tab/>generation: 7000<text:tab/><text:tab/>mean fitness: 18.36<text:tab/>min fitness: 14.0<text:tab/>max fitness: 19.0</text:p>
      <text:p text:style-name="P1">19-04-15 18:15:04<text:tab/>breed: 5<text:tab/>generation: 7100<text:tab/><text:tab/>mean fitness: 18.21<text:tab/>min fitness: 15.0<text:tab/>max fitness: 19.0</text:p>
      <text:p text:style-name="P1">19-04-15 18:15:14<text:tab/>breed: 5<text:tab/>generation: 7200<text:tab/><text:tab/>mean fitness: 18.08<text:tab/>min fitness: 14.0<text:tab/>max fitness: 19.0</text:p>
      <text:p text:style-name="P1">19-04-15 18:15:24<text:tab/>breed: 6<text:tab/>generation: 7300<text:tab/><text:tab/>mean fitness: 10.21<text:tab/>min fitness: 9.0<text:tab/>max fitness: 12.0</text:p>
      <text:p text:style-name="P1">19-04-15 18:15:33<text:tab/>breed: 6<text:tab/>generation: 7400<text:tab/><text:tab/>mean fitness: 17.46<text:tab/>min fitness: 13.0<text:tab/>max fitness: 19.0</text:p>
      <text:p text:style-name="P1">19-04-15 18:15:43<text:tab/>breed: 6<text:tab/>generation: 7500<text:tab/><text:tab/>mean fitness: 19.04<text:tab/>min fitness: 13.0<text:tab/>max fitness: 20.0</text:p>
      <text:p text:style-name="P1">19-04-15 18:15:52<text:tab/>breed: 6<text:tab/>generation: 7600<text:tab/><text:tab/>mean fitness: 19.29<text:tab/>min fitness: 16.0<text:tab/>max fitness: 20.0</text:p>
      <text:p text:style-name="P1">19-04-15 18:16:02<text:tab/>breed: 6<text:tab/>generation: 7700<text:tab/><text:tab/>mean fitness: 19.18<text:tab/>min fitness: 13.0<text:tab/>max fitness: 20.0</text:p>
      <text:p text:style-name="P1">19-04-15 18:16:12<text:tab/>breed: 6<text:tab/>generation: 7800<text:tab/><text:tab/>mean fitness: 19.24<text:tab/>min fitness: 13.0<text:tab/>max fitness: 20.0</text:p>
      <text:p text:style-name="P1">19-04-15 18:16:22<text:tab/>breed: 6<text:tab/>generation: 7900<text:tab/><text:tab/>mean fitness: 19.12<text:tab/>min fitness: 14.0<text:tab/>max fitness: 20.0</text:p>
      <text:p text:style-name="P1">19-04-15 18:16:31<text:tab/>breed: 6<text:tab/>generation: 8000<text:tab/><text:tab/>mean fitness: 19.1<text:tab/>min fitness: 14.0<text:tab/>max fitness: 20.0</text:p>
      <text:p text:style-name="P1"><text:soft-page-break/>19-04-15 18:16:41<text:tab/>breed: 6<text:tab/>generation: 8100<text:tab/><text:tab/>mean fitness: 19.47<text:tab/>min fitness: 16.0<text:tab/>max fitness: 20.0</text:p>
      <text:p text:style-name="P1">19-04-15 18:16:51<text:tab/>breed: 6<text:tab/>generation: 8200<text:tab/><text:tab/>mean fitness: 19.26<text:tab/>min fitness: 16.0<text:tab/>max fitness: 20.0</text:p>
      <text:p text:style-name="P1">19-04-15 18:17:00<text:tab/>breed: 6<text:tab/>generation: 8300<text:tab/><text:tab/>mean fitness: 19.14<text:tab/>min fitness: 14.0<text:tab/>max fitness: 20.0</text:p>
      <text:p text:style-name="P1">19-04-15 18:17:10<text:tab/>breed: 6<text:tab/>generation: 8400<text:tab/><text:tab/>mean fitness: 19.33<text:tab/>min fitness: 15.0<text:tab/>max fitness: 20.0</text:p>
      <text:p text:style-name="P1">19-04-15 18:17:20<text:tab/>breed: 7<text:tab/>generation: 8500<text:tab/><text:tab/>mean fitness: 13.8<text:tab/>min fitness: 11.0<text:tab/>max fitness: 15.0</text:p>
      <text:p text:style-name="P1">19-04-15 18:17:29<text:tab/>breed: 7<text:tab/>generation: 8600<text:tab/><text:tab/>mean fitness: 14.71<text:tab/>min fitness: 12.0<text:tab/>max fitness: 15.0</text:p>
      <text:p text:style-name="P1">19-04-15 18:17:39<text:tab/>breed: 7<text:tab/>generation: 8700<text:tab/><text:tab/>mean fitness: 15.41<text:tab/>min fitness: 12.0<text:tab/>max fitness: 16.0</text:p>
      <text:p text:style-name="P1">19-04-15 18:17:48<text:tab/>breed: 7<text:tab/>generation: 8800<text:tab/><text:tab/>mean fitness: 15.68<text:tab/>min fitness: 13.0<text:tab/>max fitness: 16.0</text:p>
      <text:p text:style-name="P1">19-04-15 18:17:58<text:tab/>breed: 7<text:tab/>generation: 8900<text:tab/><text:tab/>mean fitness: 15.49<text:tab/>min fitness: 13.0<text:tab/>max fitness: 16.0</text:p>
      <text:p text:style-name="P1">19-04-15 18:18:07<text:tab/>breed: 7<text:tab/>generation: 9000<text:tab/><text:tab/>mean fitness: 15.24<text:tab/>min fitness: 12.0<text:tab/>max fitness: 16.0</text:p>
      <text:p text:style-name="P1">19-04-15 18:18:17<text:tab/>breed: 7<text:tab/>generation: 9100<text:tab/><text:tab/>mean fitness: 16.52<text:tab/>min fitness: 14.0<text:tab/>max fitness: 17.0</text:p>
      <text:p text:style-name="P1">19-04-15 18:18:27<text:tab/>breed: 7<text:tab/>generation: 9200<text:tab/><text:tab/>mean fitness: 16.27<text:tab/>min fitness: 12.0<text:tab/>max fitness: 17.0</text:p>
      <text:p text:style-name="P1">19-04-15 18:18:36<text:tab/>breed: 7<text:tab/>generation: 9300<text:tab/><text:tab/>mean fitness: 17.48<text:tab/>min fitness: 15.0<text:tab/>max fitness: 18.0</text:p>
      <text:p text:style-name="P1">19-04-15 18:18:46<text:tab/>breed: 7<text:tab/>generation: 9400<text:tab/><text:tab/>mean fitness: 17.39<text:tab/>min fitness: 14.0<text:tab/>max fitness: 18.0</text:p>
      <text:p text:style-name="P1">19-04-15 18:18:56<text:tab/>breed: 7<text:tab/>generation: 9500<text:tab/><text:tab/>mean fitness: 19.08<text:tab/>min fitness: 15.0<text:tab/>max fitness: 20.0</text:p>
      <text:p text:style-name="P1">19-04-15 18:19:05<text:tab/>breed: 7<text:tab/>generation: 9600<text:tab/><text:tab/>mean fitness: 19.02<text:tab/>min fitness: 14.0<text:tab/>max fitness: 20.0</text:p>
      <text:p text:style-name="P1">19-04-15 18:19:15<text:tab/>breed: 7<text:tab/>generation: 9700<text:tab/><text:tab/>mean fitness: 19.09<text:tab/>min fitness: 13.0<text:tab/>max fitness: 20.0</text:p>
      <text:p text:style-name="P1">19-04-15 18:19:25<text:tab/>breed: 7<text:tab/>generation: 9800<text:tab/><text:tab/>mean fitness: 18.96<text:tab/>min fitness: 16.0<text:tab/>max fitness: 20.0</text:p>
      <text:p text:style-name="P1">19-04-15 18:19:35<text:tab/>breed: 7<text:tab/>generation: 9900<text:tab/><text:tab/>mean fitness: 19.34<text:tab/>min fitness: 14.0<text:tab/>max fitness: 20.0</text:p>
      <text:p text:style-name="P1">19-04-15 18:19:44<text:tab/>breed: 7<text:tab/>generation: 10000<text:tab/><text:tab/>mean fitness: 19.32<text:tab/>min fitness: 15.0<text:tab/>max fitness: 20.0</text:p>
      <text:p text:style-name="P1">19-04-15 18:19:54<text:tab/>breed: 7<text:tab/>generation: 10100<text:tab/><text:tab/>mean fitness: 19.27<text:tab/>min fitness: 14.0<text:tab/>max fitness: 20.0</text:p>
      <text:p text:style-name="P1">19-04-15 18:20:04<text:tab/>breed: 7<text:tab/>generation: 10200<text:tab/><text:tab/>mean fitness: 19.38<text:tab/>min fitness: 15.0<text:tab/>max fitness: 20.0</text:p>
      <text:p text:style-name="P1">19-04-15 18:20:13<text:tab/>breed: 7<text:tab/>generation: 10300<text:tab/><text:tab/>mean fitness: 18.98<text:tab/>min fitness: 14.0<text:tab/>max fitness: 20.0</text:p>
      <text:p text:style-name="P1">19-04-15 18:20:23<text:tab/>breed: 7<text:tab/>generation: 10400<text:tab/><text:tab/>mean fitness: 18.94<text:tab/>min fitness: 14.0<text:tab/>max fitness: 20.0</text:p>
      <text:p text:style-name="P1"><text:soft-page-break/>19-04-15 18:20:33<text:tab/>breed: 8<text:tab/>generation: 10500<text:tab/><text:tab/>mean fitness: 17.38<text:tab/>min fitness: 13.0<text:tab/>max fitness: 18.0</text:p>
      <text:p text:style-name="P1">19-04-15 18:20:43<text:tab/>breed: 8<text:tab/>generation: 10600<text:tab/><text:tab/>mean fitness: 18.41<text:tab/>min fitness: 14.0<text:tab/>max fitness: 21.0</text:p>
      <text:p text:style-name="P1">19-04-15 18:20:52<text:tab/>breed: 8<text:tab/>generation: 10700<text:tab/><text:tab/>mean fitness: 21.56<text:tab/>min fitness: 15.0<text:tab/>max fitness: 23.0</text:p>
      <text:p text:style-name="P1">19-04-15 18:21:02<text:tab/>breed: 8<text:tab/>generation: 10800<text:tab/><text:tab/>mean fitness: 21.64<text:tab/>min fitness: 16.0<text:tab/>max fitness: 23.0</text:p>
      <text:p text:style-name="P1">[[1 3 9 7 6 8 4 5 2]</text:p>
      <text:p text:style-name="P1"><text:s/>[2 8 4 3 5 9 7 1 6]</text:p>
      <text:p text:style-name="P1"><text:s/>[6 7 5 4 1 2 8 9 3]</text:p>
      <text:p text:style-name="P1"><text:s/>[7 9 6 8 3 1 5 2 4]</text:p>
      <text:p text:style-name="P1"><text:s/>[5 1 3 2 7 4 9 6 8]</text:p>
      <text:p text:style-name="P1"><text:s/>[8 4 2 5 9 6 3 7 1]</text:p>
      <text:p text:style-name="P1"><text:s/>[4 6 1 9 8 7 2 3 5]</text:p>
      <text:p text:style-name="P1"><text:s/>[9 5 8 6 2 3 1 4 7]</text:p>
      <text:p text:style-name="P1"><text:s/>[3 2 7 1 4 5 6 8 9]]</text:p>
      <text:p text:style-name="P1">Number of calls: 1089600</text:p>
      <text:p text:style-name="P1"/>
      <text:p text:style-name="P1">Process finished with exit code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Nachlieli CLM1" svg:font-family="'Nachlieli CLM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8:25:52.430045384</meta:creation-date>
    <dc:date>2019-04-15T18:27:50.785653789</dc:date>
    <meta:editing-duration>PT1M58S</meta:editing-duration>
    <meta:editing-cycles>1</meta:editing-cycles>
    <meta:document-statistic meta:table-count="0" meta:image-count="0" meta:object-count="0" meta:page-count="6" meta:paragraph-count="146" meta:word-count="1938" meta:character-count="11849" meta:non-whitespace-character-count="9937"/>
    <meta:generator>LibreOffice/5.1.6.2$Linux_X86_64 LibreOffice_project/10m0$Build-2</meta:generator>
  </office:meta>
</office:document-meta>
</file>